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0pt" fo:font-style="italic" officeooo:paragraph-rsid="001a32ab"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Liberation Serif" fo:font-size="10pt" fo:font-style="italic" officeooo:rsid="00223dbb" officeooo:paragraph-rsid="00223dbb" style:font-size-asian="10pt" style:font-style-asian="italic" style:font-size-complex="10pt" style:font-style-complex="italic"/>
    </style:style>
    <style:style style:name="P3" style:family="paragraph" style:parent-style-name="Standard">
      <style:paragraph-properties fo:text-align="start" style:justify-single-word="false"/>
      <style:text-properties style:font-name="Liberation Serif" fo:font-size="10pt" officeooo:rsid="002a28b9" officeooo:paragraph-rsid="001e49e2" style:font-size-asian="10pt" style:font-size-complex="10pt"/>
    </style:style>
    <style:style style:name="P4" style:family="paragraph" style:parent-style-name="Standard">
      <style:paragraph-properties fo:text-align="start" style:justify-single-word="false"/>
      <style:text-properties style:font-name="Liberation Serif" fo:font-size="10pt" fo:font-weight="bold" officeooo:rsid="0030aec0" officeooo:paragraph-rsid="001e49e2"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erif" fo:font-size="10pt" fo:font-weight="bold" officeooo:rsid="0030aec0" officeooo:paragraph-rsid="002a743c"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erif" fo:font-size="10pt" fo:font-weight="bold" officeooo:rsid="0030aec0" officeooo:paragraph-rsid="005f0f9f"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erif" fo:font-size="10pt" fo:font-weight="bold" officeooo:rsid="0030aec0" officeooo:paragraph-rsid="0071bc03"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erif" fo:font-size="10pt" fo:font-weight="bold" officeooo:rsid="007a6364" officeooo:paragraph-rsid="007a6364"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erif" fo:font-size="10pt" fo:font-weight="normal" officeooo:rsid="002706b0" officeooo:paragraph-rsid="001e49e2" style:font-name-asian="Liberation Serif1" style:font-size-asian="10pt" style:font-weight-asian="normal" style:font-name-complex="Liberation Serif1" style:font-size-complex="10pt" style:font-weight-complex="normal"/>
    </style:style>
    <style:style style:name="P10" style:family="paragraph" style:parent-style-name="Standard">
      <style:paragraph-properties fo:text-align="start" style:justify-single-word="false"/>
      <style:text-properties style:font-name="Liberation Serif" fo:font-size="10pt" fo:font-weight="normal" officeooo:rsid="002b7ae4" officeooo:paragraph-rsid="001e49e2" style:font-name-asian="Liberation Serif1" style:font-size-asian="10pt" style:font-weight-asian="normal" style:font-name-complex="Liberation Serif1" style:font-size-complex="10pt" style:font-weight-complex="normal"/>
    </style:style>
    <style:style style:name="P11" style:family="paragraph" style:parent-style-name="Standard">
      <style:paragraph-properties fo:text-align="start" style:justify-single-word="false"/>
      <style:text-properties style:font-name="Liberation Serif" fo:font-size="10pt" fo:font-weight="normal" officeooo:rsid="0071bc03" officeooo:paragraph-rsid="0071bc03" style:font-name-asian="Liberation Serif1" style:font-size-asian="10pt" style:font-weight-asian="normal" style:font-name-complex="Liberation Serif1" style:font-size-complex="10pt" style:font-weight-complex="normal"/>
    </style:style>
    <style:style style:name="P12" style:family="paragraph" style:parent-style-name="Standard">
      <style:paragraph-properties fo:text-align="start" style:justify-single-word="false"/>
      <style:text-properties style:font-name="Liberation Serif" fo:font-size="10pt" fo:font-weight="normal" officeooo:rsid="0071bc03" officeooo:paragraph-rsid="007c61ca" style:font-name-asian="Liberation Serif1" style:font-size-asian="10pt" style:font-weight-asian="normal" style:font-name-complex="Liberation Serif1" style:font-size-complex="10pt" style:font-weight-complex="normal"/>
    </style:style>
    <style:style style:name="P13" style:family="paragraph" style:parent-style-name="Standard">
      <style:paragraph-properties fo:text-align="start" style:justify-single-word="false"/>
      <style:text-properties style:font-name="Liberation Serif" fo:font-size="10pt" fo:font-weight="normal" officeooo:rsid="0030aec0" officeooo:paragraph-rsid="002a743c"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Serif" fo:font-size="10pt" fo:font-weight="normal" officeooo:rsid="0030aec0" officeooo:paragraph-rsid="005f0f9f" style:font-size-asian="10pt" style:font-weight-asian="normal" style:font-size-complex="10pt" style:font-weight-complex="normal"/>
    </style:style>
    <style:style style:name="P15" style:family="paragraph" style:parent-style-name="Standard">
      <style:text-properties style:font-name="Liberation Serif" fo:font-size="5pt" style:font-size-asian="5pt" style:font-size-complex="5pt"/>
    </style:style>
    <style:style style:name="P16" style:family="paragraph" style:parent-style-name="Standard">
      <style:paragraph-properties fo:text-align="start" style:justify-single-word="false"/>
      <style:text-properties style:font-name="Liberation Serif" fo:font-size="5pt" fo:font-weight="bold" officeooo:rsid="0031c834" officeooo:paragraph-rsid="002a743c" style:font-name-asian="Liberation Serif1" style:font-size-asian="5pt" style:font-weight-asian="bold" style:font-name-complex="Liberation Serif1" style:font-size-complex="5pt" style:font-weight-complex="bold"/>
    </style:style>
    <style:style style:name="P17" style:family="paragraph" style:parent-style-name="Standard">
      <style:paragraph-properties fo:text-align="start" style:justify-single-word="false"/>
      <style:text-properties style:font-name="Liberation Serif" fo:font-size="5pt" fo:font-weight="bold" officeooo:rsid="004ff2e6" officeooo:paragraph-rsid="002a743c" style:font-name-asian="Liberation Serif1" style:font-size-asian="5pt" style:font-weight-asian="bold" style:font-name-complex="Liberation Serif1" style:font-size-complex="5pt" style:font-weight-complex="bold"/>
    </style:style>
    <style:style style:name="P18" style:family="paragraph" style:parent-style-name="Standard">
      <style:paragraph-properties fo:text-align="start" style:justify-single-word="false"/>
      <style:text-properties style:font-name="Liberation Serif" fo:font-size="5pt" fo:font-weight="normal" officeooo:rsid="005976da" officeooo:paragraph-rsid="002a743c" style:font-name-asian="Liberation Serif1" style:font-size-asian="5pt" style:font-weight-asian="normal" style:font-name-complex="Liberation Serif1" style:font-size-complex="5pt" style:font-weight-complex="normal"/>
    </style:style>
    <style:style style:name="P19"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1a32ab" style:font-size-asian="10pt" style:font-size-complex="10pt"/>
    </style:style>
    <style:style style:name="P20" style:family="paragraph" style:parent-style-name="Standard">
      <style:paragraph-properties fo:text-align="center" style:justify-single-word="false" fo:padding="0.049cm" fo:border="0.06pt solid #000000" style:shadow="#808080 0.18cm 0.18cm"/>
      <style:text-properties officeooo:rsid="005290f4" officeooo:paragraph-rsid="001a32ab"/>
    </style:style>
    <style:style style:name="P21"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1a32ab" style:font-size-asian="10pt" style:font-weight-asian="bold" style:font-size-complex="10pt" style:font-weight-complex="bold"/>
    </style:style>
    <style:style style:name="P22"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9e65d" officeooo:paragraph-rsid="001a32ab" style:font-size-asian="10pt" style:font-weight-asian="bold" style:font-size-complex="10pt" style:font-weight-complex="bold"/>
    </style:style>
    <style:style style:name="P23"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1a32ab" style:font-size-asian="10pt" style:font-size-complex="10pt"/>
    </style:style>
    <style:style style:name="P24"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1a32ab" style:font-size-asian="10pt" style:font-size-complex="10pt"/>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officeooo:rsid="0020b629" officeooo:paragraph-rsid="0051e870" style:font-size-asian="10pt" style:font-size-complex="10pt"/>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0pt" fo:font-weight="normal" officeooo:rsid="0020b629" officeooo:paragraph-rsid="0051e870" style:font-size-asian="10pt" style:font-weight-asian="normal" style:font-size-complex="10pt" style:font-weight-complex="normal"/>
    </style:style>
    <style:style style:name="P27" style:family="paragraph" style:parent-style-name="Standard">
      <style:paragraph-properties fo:text-align="start" style:justify-single-word="false" style:writing-mode="lr-tb"/>
      <style:text-properties style:font-name="Liberation Serif" fo:font-size="10pt" fo:font-weight="bold" officeooo:rsid="0030aec0" officeooo:paragraph-rsid="001e49e2" style:font-size-asian="10pt" style:font-weight-asian="bold" style:font-size-complex="10pt" style:font-weight-complex="bold"/>
    </style:style>
    <style:style style:name="P28" style:family="paragraph" style:parent-style-name="Standard">
      <style:paragraph-properties fo:text-align="start" style:justify-single-word="false" style:writing-mode="lr-tb"/>
      <style:text-properties style:font-name="Liberation Serif" fo:font-size="5pt" fo:font-weight="normal" officeooo:rsid="002706b0" officeooo:paragraph-rsid="001e49e2" style:font-name-asian="Liberation Serif1" style:font-size-asian="5pt" style:font-weight-asian="normal" style:font-name-complex="Liberation Serif1" style:font-size-complex="5pt" style:font-weight-complex="normal"/>
    </style:style>
    <style:style style:name="P29" style:family="paragraph" style:parent-style-name="Standard">
      <style:paragraph-properties fo:text-align="justify" style:justify-single-word="false"/>
      <style:text-properties officeooo:paragraph-rsid="007e1452"/>
    </style:style>
    <style:style style:name="P30" style:family="paragraph" style:parent-style-name="Standard">
      <style:paragraph-properties fo:text-align="justify" style:justify-single-word="false"/>
      <style:text-properties officeooo:paragraph-rsid="00805e95"/>
    </style:style>
    <style:style style:name="P31" style:family="paragraph" style:parent-style-name="Standard">
      <style:paragraph-properties fo:text-align="justify" style:justify-single-word="false"/>
      <style:text-properties officeooo:paragraph-rsid="00819ddc"/>
    </style:style>
    <style:style style:name="P32" style:family="paragraph" style:parent-style-name="Standard">
      <style:paragraph-properties fo:text-align="justify" style:justify-single-word="false"/>
      <style:text-properties style:font-name="Liberation Serif" fo:font-size="10pt" fo:language="fr" fo:country="FR" fo:font-style="normal" fo:font-weight="normal" officeooo:paragraph-rsid="007e1452"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style:font-name="Liberation Serif" fo:font-size="10pt" fo:language="fr" fo:country="FR" fo:font-style="normal" fo:font-weight="normal" officeooo:paragraph-rsid="00805e95"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style:font-name="Liberation Serif" fo:font-size="10pt" fo:language="fr" fo:country="FR" fo:font-style="normal" fo:font-weight="normal" officeooo:paragraph-rsid="00840515"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center" style:justify-single-word="false"/>
      <style:text-properties style:font-name="Liberation Serif" fo:font-size="10pt" fo:font-style="italic" style:text-underline-style="none" officeooo:rsid="007e1452" officeooo:paragraph-rsid="007e1452" style:font-size-asian="10pt" style:font-style-asian="italic" style:font-size-complex="10pt" style:font-style-complex="italic"/>
    </style:style>
    <style:style style:name="P36" style:family="paragraph" style:parent-style-name="Standard">
      <style:paragraph-properties fo:text-align="center" style:justify-single-word="false"/>
      <style:text-properties style:font-name="Liberation Serif" fo:font-size="10pt" fo:font-style="italic" officeooo:rsid="00223dbb" officeooo:paragraph-rsid="007e1452" style:font-size-asian="10pt" style:font-style-asian="italic" style:font-size-complex="10pt" style:font-style-complex="italic"/>
    </style:style>
    <style:style style:name="P37"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805e95" style:font-size-asian="10pt" style:font-weight-asian="bold" style:font-size-complex="10pt" style:font-weight-complex="bold"/>
    </style:style>
    <style:style style:name="P38"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9e65d" officeooo:paragraph-rsid="00805e95" style:font-size-asian="10pt" style:font-weight-asian="bold" style:font-size-complex="10pt" style:font-weight-complex="bold"/>
    </style:style>
    <style:style style:name="P39"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805e95" style:font-size-asian="10pt" style:font-size-complex="10pt"/>
    </style:style>
    <style:style style:name="P40"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805e95" style:font-size-asian="10pt" style:font-size-complex="10pt"/>
    </style:style>
    <style:style style:name="P41" style:family="paragraph" style:parent-style-name="Standard">
      <style:paragraph-properties fo:text-align="center" style:justify-single-word="false" fo:padding="0.049cm" fo:border="0.06pt solid #000000" style:shadow="#808080 0.18cm 0.18cm"/>
      <style:text-properties officeooo:rsid="005290f4" officeooo:paragraph-rsid="00805e95"/>
    </style:style>
    <style:style style:name="P42"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805e95" style:font-size-asian="10pt" style:font-size-complex="10pt"/>
    </style:style>
    <style:style style:name="P43" style:family="paragraph" style:parent-style-name="Standard">
      <style:paragraph-properties fo:line-height="200%" fo:text-align="justify" style:justify-single-word="false" fo:padding="0.049cm" fo:border="none" style:shadow="none"/>
      <style:text-properties style:font-name="Liberation Serif" fo:font-size="16pt" fo:language="fr" fo:country="FR" fo:font-style="normal" fo:font-weight="normal" officeooo:rsid="002a28b9" officeooo:paragraph-rsid="00805e95" style:font-size-asian="16pt" style:font-style-asian="normal" style:font-weight-asian="normal" style:font-size-complex="16pt" style:font-style-complex="normal" style:font-weight-complex="normal"/>
    </style:style>
    <style:style style:name="P44" style:family="paragraph" style:parent-style-name="Standard">
      <style:paragraph-properties fo:line-height="200%" fo:text-align="center" style:justify-single-word="false" style:shadow="none"/>
      <style:text-properties style:font-name="Liberation Serif" fo:font-size="16pt" fo:font-style="italic" officeooo:rsid="007e1452" officeooo:paragraph-rsid="00805e95" style:font-size-asian="16pt" style:font-style-asian="italic" style:font-size-complex="16pt" style:font-style-complex="italic"/>
    </style:style>
    <style:style style:name="P45" style:family="paragraph" style:parent-style-name="Standard">
      <style:paragraph-properties fo:line-height="200%" fo:text-align="justify" style:justify-single-word="false" style:shadow="none"/>
      <style:text-properties fo:font-size="16pt" officeooo:paragraph-rsid="00805e95"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7e1452"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fo:font-style="italic" officeooo:rsid="002b7ae4" style:font-name-asian="Liberation Serif1" style:font-style-asian="italic" style:font-name-complex="Liberation Serif1" style:font-style-complex="italic"/>
    </style:style>
    <style:style style:name="T7" style:family="text">
      <style:text-properties fo:font-style="italic" officeooo:rsid="002b7ae4" style:font-name-asian="Liberation Serif1" style:font-style-asian="italic" style:font-name-complex="Liberation Serif1" style:font-style-complex="italic" loext:padding="0.049cm" loext:border="0.06pt solid #000000" loext:shadow="none"/>
    </style:style>
    <style:style style:name="T8" style:family="text">
      <style:text-properties fo:font-style="italic" style:text-underline-style="none" officeooo:rsid="00223dbb" style:font-style-asian="italic" style:font-style-complex="italic"/>
    </style:style>
    <style:style style:name="T9" style:family="text">
      <style:text-properties fo:font-style="italic" style:text-underline-style="none" officeooo:rsid="00223dbb" style:font-style-asian="italic" style:font-style-complex="italic" loext:padding="0.049cm" loext:border="0.06pt solid #000000" loext:shadow="none"/>
    </style:style>
    <style:style style:name="T10" style:family="text">
      <style:text-properties fo:font-style="italic" style:text-underline-style="none" officeooo:rsid="00819ddc" style:font-style-asian="italic" style:font-style-complex="italic"/>
    </style:style>
    <style:style style:name="T11" style:family="text">
      <style:text-properties fo:font-style="italic" style:text-underline-style="none" officeooo:rsid="008355a7" style:font-style-asian="italic" style:font-style-complex="italic"/>
    </style:style>
    <style:style style:name="T12" style:family="text">
      <style:text-properties fo:font-style="italic" style:text-underline-style="none" officeooo:rsid="00846764" style:font-style-asian="italic" style:font-style-complex="italic"/>
    </style:style>
    <style:style style:name="T13" style:family="text">
      <style:text-properties fo:font-style="italic" style:text-underline-style="none" fo:font-weight="bold" officeooo:rsid="00223dbb" style:font-style-asian="italic" style:font-weight-asian="bold" style:font-style-complex="italic" style:font-weight-complex="bold"/>
    </style:style>
    <style:style style:name="T14" style:family="text">
      <style:text-properties fo:font-style="italic" style:text-underline-style="none" fo:font-weight="bold" officeooo:rsid="008355a7" style:font-style-asian="italic" style:font-weight-asian="bold" style:font-style-complex="italic" style:font-weight-complex="bold"/>
    </style:style>
    <style:style style:name="T15" style:family="text">
      <style:text-properties fo:font-style="italic" style:text-underline-style="none" fo:font-weight="bold" officeooo:rsid="00819ddc" style:font-style-asian="italic" style:font-weight-asian="bold" style:font-style-complex="italic" style:font-weight-complex="bold"/>
    </style:style>
    <style:style style:name="T16" style:family="text">
      <style:text-properties fo:font-style="italic" style:text-underline-style="none" fo:font-weight="bold" officeooo:rsid="00840515" style:font-style-asian="italic" style:font-weight-asian="bold" style:font-style-complex="italic" style:font-weight-complex="bold"/>
    </style:style>
    <style:style style:name="T17" style:family="text">
      <style:text-properties fo:font-style="italic" style:text-underline-style="none" fo:font-weight="bold" officeooo:rsid="00846764" style:font-style-asian="italic" style:font-weight-asian="bold" style:font-style-complex="italic" style:font-weight-complex="bold"/>
    </style:style>
    <style:style style:name="T18" style:family="text">
      <style:text-properties officeooo:rsid="0031c834" style:font-name-asian="Liberation Serif1" style:font-name-complex="Liberation Serif1"/>
    </style:style>
    <style:style style:name="T19" style:family="text">
      <style:text-properties officeooo:rsid="002706b0" style:font-name-asian="Liberation Serif1" style:font-name-complex="Liberation Serif1"/>
    </style:style>
    <style:style style:name="T20" style:family="text">
      <style:text-properties officeooo:rsid="002b7ae4" style:font-name-asian="Liberation Serif1" style:font-name-complex="Liberation Serif1"/>
    </style:style>
    <style:style style:name="T21" style:family="text">
      <style:text-properties officeooo:rsid="002a743c" style:font-name-asian="Liberation Serif1" style:font-name-complex="Liberation Serif1"/>
    </style:style>
    <style:style style:name="T22" style:family="text">
      <style:text-properties officeooo:rsid="005976da" style:font-name-asian="Liberation Serif1" style:font-name-complex="Liberation Serif1"/>
    </style:style>
    <style:style style:name="T23" style:family="text">
      <style:text-properties officeooo:rsid="005f0f9f" style:font-name-asian="Liberation Serif1" style:font-name-complex="Liberation Serif1"/>
    </style:style>
    <style:style style:name="T24" style:family="text">
      <style:text-properties officeooo:rsid="0062387c" style:font-name-asian="Liberation Serif1" style:font-name-complex="Liberation Serif1"/>
    </style:style>
    <style:style style:name="T25" style:family="text">
      <style:text-properties officeooo:rsid="0065480d" style:font-name-asian="Liberation Serif1" style:font-name-complex="Liberation Serif1"/>
    </style:style>
    <style:style style:name="T26" style:family="text">
      <style:text-properties officeooo:rsid="0067ee54" style:font-name-asian="Liberation Serif1" style:font-name-complex="Liberation Serif1"/>
    </style:style>
    <style:style style:name="T27" style:family="text">
      <style:text-properties officeooo:rsid="0071bc03" style:font-name-asian="Liberation Serif1" style:font-name-complex="Liberation Serif1"/>
    </style:style>
    <style:style style:name="T28" style:family="text">
      <style:text-properties fo:font-weight="normal" officeooo:rsid="002b7ae4" style:font-name-asian="Liberation Serif1" style:font-weight-asian="normal" style:font-name-complex="Liberation Serif1" style:font-weight-complex="normal"/>
    </style:style>
    <style:style style:name="T29" style:family="text">
      <style:text-properties fo:font-weight="normal" officeooo:rsid="002d284e" style:font-name-asian="Liberation Serif1" style:font-weight-asian="normal" style:font-name-complex="Liberation Serif1" style:font-weight-complex="normal"/>
    </style:style>
    <style:style style:name="T30" style:family="text">
      <style:text-properties fo:font-weight="normal" officeooo:rsid="0024bef7" style:font-name-asian="Liberation Serif1" style:font-weight-asian="normal" style:font-name-complex="Liberation Serif1" style:font-weight-complex="normal"/>
    </style:style>
    <style:style style:name="T31" style:family="text">
      <style:text-properties fo:font-weight="normal" officeooo:rsid="00438855" style:font-name-asian="Liberation Serif1" style:font-weight-asian="normal" style:font-name-complex="Liberation Serif1" style:font-weight-complex="normal"/>
    </style:style>
    <style:style style:name="T32" style:family="text">
      <style:text-properties fo:font-weight="normal" officeooo:rsid="00448228" style:font-name-asian="Liberation Serif1" style:font-weight-asian="normal" style:font-name-complex="Liberation Serif1" style:font-weight-complex="normal"/>
    </style:style>
    <style:style style:name="T33" style:family="text">
      <style:text-properties fo:font-weight="normal" officeooo:rsid="0048e8f3" style:font-name-asian="Liberation Serif1" style:font-weight-asian="normal" style:font-name-complex="Liberation Serif1" style:font-weight-complex="normal"/>
    </style:style>
    <style:style style:name="T34" style:family="text">
      <style:text-properties fo:font-weight="normal" officeooo:rsid="0049a75d" style:font-name-asian="Liberation Serif1" style:font-weight-asian="normal" style:font-name-complex="Liberation Serif1" style:font-weight-complex="normal"/>
    </style:style>
    <style:style style:name="T35" style:family="text">
      <style:text-properties fo:font-weight="normal" officeooo:rsid="002a743c" style:font-name-asian="Liberation Serif1" style:font-weight-asian="normal" style:font-name-complex="Liberation Serif1" style:font-weight-complex="normal"/>
    </style:style>
    <style:style style:name="T36" style:family="text">
      <style:text-properties fo:font-weight="normal" officeooo:rsid="005976da" style:font-name-asian="Liberation Serif1" style:font-weight-asian="normal" style:font-name-complex="Liberation Serif1" style:font-weight-complex="normal"/>
    </style:style>
    <style:style style:name="T37" style:family="text">
      <style:text-properties fo:font-weight="normal" officeooo:rsid="0065480d" style:font-name-asian="Liberation Serif1" style:font-weight-asian="normal" style:font-name-complex="Liberation Serif1" style:font-weight-complex="normal"/>
    </style:style>
    <style:style style:name="T38" style:family="text">
      <style:text-properties style:text-underline-style="none"/>
    </style:style>
    <style:style style:name="T39" style:family="text">
      <style:text-properties style:font-name="Liberation Serif" fo:font-size="10pt" fo:font-weight="bold" style:font-size-asian="10pt" style:font-weight-asian="bold" style:font-size-complex="10pt" style:font-weight-complex="bold"/>
    </style:style>
    <style:style style:name="T40" style:family="text">
      <style:text-properties style:font-name="Liberation Serif" fo:font-size="10pt" fo:language="fr" fo:country="FR" fo:font-style="italic" fo:font-weight="normal" style:font-size-asian="10pt" style:font-style-asian="italic" style:font-weight-asian="normal" style:font-size-complex="10pt" style:font-style-complex="italic" style:font-weight-complex="normal"/>
    </style:style>
    <style:style style:name="T41" style:family="text">
      <style:text-properties style:font-name="Liberation Serif" fo:font-size="10pt" fo:language="fr" fo:country="FR" fo:font-style="italic" fo:font-weight="normal" style:font-size-asian="10pt" style:font-style-asian="italic" style:font-weight-asian="normal" style:font-size-complex="10pt" style:font-style-complex="italic" style:font-weight-complex="normal" loext:padding="0.049cm" loext:border="0.06pt solid #000000" loext:shadow="none"/>
    </style:style>
    <style:style style:name="T42" style:family="text">
      <style:text-properties style:font-name="Liberation Serif" fo:font-size="10pt" fo:language="fr" fo:country="FR" fo:font-style="italic" fo:font-weight="normal" officeooo:rsid="00819ddc" style:font-size-asian="10pt" style:font-style-asian="italic" style:font-weight-asian="normal" style:font-size-complex="10pt" style:font-style-complex="italic" style:font-weight-complex="normal"/>
    </style:style>
    <style:style style:name="T43" style:family="text">
      <style:text-properties style:font-name="Liberation Serif" fo:font-size="10pt" fo:language="fr" fo:country="FR" fo:font-style="italic" fo:font-weight="bold" officeooo:rsid="00819ddc" style:font-size-asian="10pt" style:font-style-asian="italic" style:font-weight-asian="bold" style:font-size-complex="10pt" style:font-style-complex="italic" style:font-weight-complex="bold"/>
    </style:style>
    <style:style style:name="T44" style:family="text">
      <style:text-properties style:font-name="Liberation Serif" fo:language="fr" fo:country="FR" fo:font-style="italic" fo:font-weight="normal" style:font-style-asian="italic" style:font-weight-asian="normal" style:font-style-complex="italic" style:font-weight-complex="normal"/>
    </style:style>
    <style:style style:name="T45" style:family="text">
      <style:text-properties style:font-name="Liberation Serif" fo:language="fr" fo:country="FR" fo:font-style="italic" fo:font-weight="normal" style:font-style-asian="italic" style:font-weight-asian="normal" style:font-style-complex="italic" style:font-weight-complex="normal" loext:padding="0.049cm" loext:border="0.06pt solid #000000" loext:shadow="none"/>
    </style:style>
    <style:style style:name="T46" style:family="text">
      <style:text-properties style:font-name="Liberation Serif" fo:language="fr" fo:country="FR" fo:font-style="italic" fo:font-weight="normal" officeooo:rsid="002b7ae4" style:font-name-asian="Liberation Serif1" style:font-style-asian="italic" style:font-weight-asian="normal" style:font-name-complex="Liberation Serif1" style:font-style-complex="italic" style:font-weight-complex="normal"/>
    </style:style>
    <style:style style:name="T47" style:family="text">
      <style:text-properties officeooo:rsid="0047916a"/>
    </style:style>
    <style:style style:name="T48" style:family="text">
      <style:text-properties fo:font-style="normal" officeooo:rsid="002b4220" style:font-name-asian="Liberation Serif1" style:font-style-asian="normal" style:font-name-complex="Liberation Serif1" style:font-style-complex="normal"/>
    </style:style>
    <style:style style:name="T49" style:family="text">
      <style:text-properties fo:font-style="normal" officeooo:rsid="004543d4" style:font-name-asian="Liberation Serif1" style:font-style-asian="normal" style:font-name-complex="Liberation Serif1" style:font-style-complex="normal"/>
    </style:style>
    <style:style style:name="T50" style:family="text">
      <style:text-properties fo:font-style="normal" officeooo:rsid="00270b5b" style:font-name-asian="Liberation Serif1" style:font-style-asian="normal" style:font-name-complex="Liberation Serif1" style:font-style-complex="normal"/>
    </style:style>
    <style:style style:name="T51" style:family="text">
      <style:text-properties fo:font-style="normal" officeooo:rsid="002aa3dc" style:font-name-asian="Liberation Serif1" style:font-style-asian="normal" style:font-name-complex="Liberation Serif1" style:font-style-complex="normal"/>
    </style:style>
    <style:style style:name="T52" style:family="text">
      <style:text-properties fo:font-style="normal" officeooo:rsid="002b004f" style:font-name-asian="Liberation Serif1" style:font-style-asian="normal" style:font-name-complex="Liberation Serif1" style:font-style-complex="normal"/>
    </style:style>
    <style:style style:name="T53" style:family="text">
      <style:text-properties fo:font-style="normal" officeooo:rsid="003007c4" style:font-name-asian="Liberation Serif1" style:font-style-asian="normal" style:font-name-complex="Liberation Serif1" style:font-style-complex="normal"/>
    </style:style>
    <style:style style:name="T54" style:family="text">
      <style:text-properties fo:font-style="normal" officeooo:rsid="0072b411" style:font-name-asian="Liberation Serif1" style:font-style-asian="normal" style:font-name-complex="Liberation Serif1" style:font-style-complex="normal"/>
    </style:style>
    <style:style style:name="T55" style:family="text">
      <style:text-properties fo:font-style="normal" fo:font-weight="bold" officeooo:rsid="0031c834" style:font-name-asian="Liberation Serif1" style:font-style-asian="normal" style:font-weight-asian="bold" style:font-name-complex="Liberation Serif1" style:font-style-complex="normal" style:font-weight-complex="bold"/>
    </style:style>
    <style:style style:name="T56" style:family="text">
      <style:text-properties fo:font-style="normal" fo:font-weight="bold" officeooo:rsid="00270b5b" style:font-name-asian="Liberation Serif1" style:font-style-asian="normal" style:font-weight-asian="bold" style:font-name-complex="Liberation Serif1" style:font-style-complex="normal" style:font-weight-complex="bold"/>
    </style:style>
    <style:style style:name="T57" style:family="text">
      <style:text-properties officeooo:rsid="007c17a1"/>
    </style:style>
    <style:style style:name="T58" style:family="text">
      <style:text-properties fo:language="fr" fo:country="FR" style:text-underline-style="none" fo:font-weight="normal" officeooo:rsid="002b7ae4" style:font-name-asian="Liberation Serif1" style:font-weight-asian="normal" style:font-name-complex="Liberation Serif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3"><text:span text:style-name="T1">Dictée préparée / </text:span><text:span text:style-name="T2">5</text:span><text:span text:style-name="T5">e</text:span><text:span text:style-name="T1"> / T</text:span><text:span text:style-name="T4">3</text:span></text:p>
      <text:p text:style-name="P21"/>
      <text:p text:style-name="P20"><text:span text:style-name="T39">source : </text:span><text:a xlink:type="simple" xlink:href="https://bescherelle.com/le-conditionnel-present-140-mots" text:style-name="Internet_20_link" text:visited-style-name="Visited_20_Internet_20_Link"><text:span text:style-name="T39">https://bescherelle.com/le-conditionnel-present-140-mots</text:span></text:a><text:span text:style-name="T39"> </text:span></text:p>
      <text:p text:style-name="P21"/>
      <text:p text:style-name="P24"><text:span text:style-name="T1">Les expressions </text:span><text:span text:style-name="T3">encadrées</text:span><text:span text:style-name="T1"> ne sont pas à retenir.</text:span></text:p>
      <text:p text:style-name="P22"/>
      <text:p text:style-name="P19"/>
      <text:p text:style-name="P35">Se projeter dans le futur dans un récit au passé</text:p>
      <text:p text:style-name="P2"/>
      <text:p text:style-name="P29"><text:span text:style-name="T40"><text:tab/>L’été touchait à sa fin et avec lui, la saison des pluies. D’ici quelques jours, le vent balayerait les dernières averses et, en quelques semaines, le pays entier s’enfoncerait dans l’hiver.</text:span></text:p>
      <text:p text:style-name="P29"><text:span text:style-name="T40"><text:tab/>L’énorme camion ralentit, sembla hésiter, et s’engagea finalement à gauche. Désormais, tout demi-tour devenait impossible. La piste était trop étroite. Mais cela, </text:span><text:span text:style-name="T41">Ryham</text:span><text:span text:style-name="T40"> le savait.</text:span></text:p>
      <text:p text:style-name="P30"><text:span text:style-name="T40"><text:tab/>- Désolé pour cette fois, murmura-t-il en souriant comme un gamin, mais j’ai trop envie de vous revoir !<text:line-break/><text:tab/>Tout de suite, la pente se raidit. Il changea de vitesse et l’énorme moteur gronda un peu plus fort. Un rapide coup d’œil sur sa montre. D’ici deux ou trois heures, il arriverait au poste frontière. Ensuite ils seraient seuls, lui et son camion. Seuls pour grimper jusqu’au col des Mille Larmes, et seuls pour redescendre jusqu’au village de </text:span><text:span text:style-name="T41">Baygülin</text:span><text:span text:style-name="T40">. À partir de là, tout serait simple.</text:span></text:p>
      <text:p text:style-name="P1"/>
      <text:p text:style-name="P35">Se projeter dans le futur dans un récit au passé</text:p>
      <text:p text:style-name="P36"/>
      <text:p text:style-name="P29"><text:span text:style-name="T40"><text:tab/>L’été touchait à sa fin et avec lui, la saison des pluies. D’ici quelques jours, le vent balayerait les dernières averses et, en quelques semaines, le pays entier s’enfoncerait dans l’hiver.</text:span></text:p>
      <text:p text:style-name="P31"><text:span text:style-name="T40"><text:tab/>L’énorme camion ralentit, sembla hésiter, et s’engagea</text:span><text:span text:style-name="T43">[ne pas écrire *s’engaga]</text:span><text:span text:style-name="T40"> finalement à gauche. Désormais, tout demi-tour devenait impossible. La piste était trop étroite. Mais cela, </text:span><text:span text:style-name="T41">Ryham</text:span><text:span text:style-name="T40"> le savait.</text:span></text:p>
      <text:p text:style-name="P33"><text:span text:style-name="T8"><text:tab/>- Désolé pour cette fois, murmura-t-il</text:span><text:span text:style-name="T15">[il « murmura » </text:span><text:span text:style-name="T14">sans -t </text:span><text:span text:style-name="T15">mais « murmura-t-il » avec un -t-]</text:span><text:span text:style-name="T8"> en souriant comme un gamin, mais j’ai trop envie</text:span><text:span text:style-name="T14">[le </text:span><text:span text:style-name="T16">nom</text:span><text:span text:style-name="T14"> « envie » prend toujours un -e sauf dans l’expression « à l’envi »]</text:span><text:span text:style-name="T8"> de vous revoir !</text:span></text:p>
      <text:p text:style-name="P34"><text:span text:style-name="T8"><text:tab/>Tout de suite, la pente se raidit. Il changea</text:span><text:span text:style-name="T15">[ne pas écrire *</text:span><text:span text:style-name="T16">changa</text:span><text:span text:style-name="T15">]</text:span><text:span text:style-name="T8"> de vitesse et l’énorme moteur gronda un peu plus fort. Un rapide coup d’œil sur sa montre. D’ici deux ou trois heures, il arriverait au poste frontière. Ensuite ils seraient seuls, lui et son camion. Seuls pour grimper jusqu’au col des Mille</text:span><text:span text:style-name="T17">[mille ne prend jamais de -s]</text:span><text:span text:style-name="T12"> </text:span><text:span text:style-name="T8"><text:s/>Larmes, et seuls pour redescendre jusqu’au village de </text:span><text:span text:style-name="T9">Baygülin</text:span><text:span text:style-name="T8">. À</text:span><text:span text:style-name="T17">[vous n’êtes pas obligé d’écrire l’accent sur une majuscule]</text:span><text:span text:style-name="T8"> partir de là, tout serait simple.</text:span></text:p>
      <text:p text:style-name="P32"><text:span text:style-name="T8"/></text:p>
      <text:p text:style-name="P32"><text:span text:style-name="T8"/></text:p>
      <text:p text:style-name="P7"><text:span text:style-name="T18">►</text:span><text:span text:style-name="T27">conjugaison du présent du verbe valoir :</text:span></text:p>
      <text:p text:style-name="P11"><text:tab/>je vau<text:span text:style-name="T57">x ( ! n’écrivez pas *je vaus)</text:span></text:p>
      <text:p text:style-name="P12"><text:tab/>tu vau<text:span text:style-name="T57">x ( ! n’écrivez pas *tu vaus)</text:span></text:p>
      <text:p text:style-name="P11"><text:tab/>il vaut</text:p>
      <text:p text:style-name="P11"><text:tab/>nous valons</text:p>
      <text:p text:style-name="P11"><text:tab/>vous valez</text:p>
      <text:p text:style-name="P11"><text:tab/>ils valent</text:p>
      <text:p text:style-name="P16"/>
      <text:p text:style-name="P5"><text:span text:style-name="T18">►</text:span><text:span text:style-name="T22">ou/</text:span><text:span text:style-name="T21">où</text:span></text:p>
      <text:p text:style-name="P5"><text:span text:style-name="T35"><text:tab/></text:span><text:span text:style-name="T36">ou<text:tab/>: conjonction de coordination (« </text:span><text:span text:style-name="T37">en rat </text:span><text:span text:style-name="T25">ou</text:span><text:span text:style-name="T37"> en souris</text:span><text:span text:style-name="T36"> »)</text:span><text:span text:style-name="T21"><text:tab/></text:span></text:p>
      <text:p text:style-name="P13"><text:span text:style-name="T21"><text:tab/></text:span><text:span text:style-name="T22">où<text:tab/>: pronom relatif (« </text:span><text:span text:style-name="T26">Où l’on voit que…</text:span><text:span text:style-name="T22">»)</text:span></text:p>
      <text:p text:style-name="P18"/>
      <text:p text:style-name="P6"><text:span text:style-name="T18">►</text:span><text:span text:style-name="T23">que conjonction de subordination</text:span></text:p>
      <text:p text:style-name="P14"><text:span text:style-name="T23"><text:tab/>Quand « que » complète un verbe il s’agit d’une conjonction de subordination : « on m’assure que… », « </text:span><text:span text:style-name="T24">voyant que », « je vous avoue que… »</text:span></text:p>
      <text:p text:style-name="P17"/>
      <text:p text:style-name="P25"><text:span text:style-name="T55">► </text:span><text:span text:style-name="T56">ses / ces / c’est / sais / sait :</text:span></text:p>
      <text:p text:style-name="P26"><text:span text:style-name="T50"><text:tab/></text:span><text:span text:style-name="T49">ses<text:tab/>: </text:span><text:span text:style-name="T51">déterminant possessif</text:span></text:p>
      <text:p text:style-name="P26"><text:span text:style-name="T51"><text:tab/></text:span><text:span text:style-name="T49">ces<text:tab/>: </text:span><text:span text:style-name="T52">déterminant démonstratif<text:tab/><text:tab/></text:span></text:p>
      <text:p text:style-name="P26"><text:span text:style-name="T52"><text:tab/></text:span><text:span text:style-name="T49">c’est<text:tab/>: </text:span><text:span text:style-name="T48">pronom démonstratif neutre + verbe être</text:span></text:p>
      <text:p text:style-name="P26"><text:span text:style-name="T48"><text:tab/></text:span><text:span text:style-name="T49">s’est<text:tab/>: </text:span><text:span text:style-name="T48">pronom </text:span><text:span text:style-name="T53">réfléchi</text:span><text:span text:style-name="T48"> + verbe être</text:span></text:p>
      <text:p text:style-name="P26"><text:span text:style-name="T48"><text:tab/></text:span><text:span text:style-name="T49">sais<text:tab/>: </text:span><text:span text:style-name="T48">savoir.A.indicatif.présent.</text:span><text:span text:style-name="T49">1S, </text:span><text:span text:style-name="T54">2S</text:span></text:p>
      <text:p text:style-name="P26"><text:span text:style-name="T48"><text:tab/></text:span><text:span text:style-name="T49">sait<text:tab/>: </text:span><text:span text:style-name="T48">savoir.A.indicatif.présent.</text:span><text:span text:style-name="T49">3</text:span><text:span text:style-name="T48">S</text:span></text:p>
      <text:p text:style-name="P15"/>
      <text:p text:style-name="P4"><text:span text:style-name="T18">►</text:span><text:span text:style-name="T19">conjugaison au passé simple des verbes du premier groupe :</text:span></text:p>
      <text:p text:style-name="P9"><text:tab/>j’aimai</text:p>
      <text:p text:style-name="P9"><text:tab/>tu aimas</text:p>
      <text:p text:style-name="P9"><text:tab/>il aima<text:tab/><text:tab/><text:tab/>: «<text:span text:style-name="T47">s’effraya</text:span>», « <text:span text:style-name="T47">gagna », « avoua »</text:span></text:p>
      <text:p text:style-name="P9"><text:tab/>il aimèrent</text:p>
      <text:p text:style-name="P28"/>
      <text:p text:style-name="P27"><text:span text:style-name="T18">►</text:span><text:span text:style-name="T19">conjugaison au passé simple des verbes </text:span><text:span text:style-name="T20">en -i :</text:span></text:p>
      <text:p text:style-name="P10"><text:tab/>je finis</text:p>
      <text:p text:style-name="P10"><text:tab/>tu finis</text:p>
      <text:p text:style-name="P4"><text:span text:style-name="T28"><text:tab/>il finit<text:tab/><text:tab/><text:tab/>: « </text:span><text:span text:style-name="T31">dit », « </text:span><text:span text:style-name="T32">répondit », « </text:span><text:span text:style-name="T33">descendit</text:span><text:span text:style-name="T29">», « </text:span><text:span text:style-name="T34">reprit »</text:span></text:p>
      <text:p text:style-name="P3"><text:soft-page-break/><text:span text:style-name="T30"><text:tab/></text:span><text:span text:style-name="T28">ils finirent</text:span></text:p>
      <text:p text:style-name="P8"/>
      <text:p text:style-name="P37"/>
      <text:p text:style-name="P39"><text:span text:style-name="T1">Dictée préparée / </text:span><text:span text:style-name="T2">5</text:span><text:span text:style-name="T5">e</text:span><text:span text:style-name="T1"> / T</text:span><text:span text:style-name="T4">3</text:span></text:p>
      <text:p text:style-name="P37"/>
      <text:p text:style-name="P41"><text:span text:style-name="T39">source : </text:span><text:a xlink:type="simple" xlink:href="https://bescherelle.com/le-conditionnel-present-140-mots" text:style-name="Internet_20_link" text:visited-style-name="Visited_20_Internet_20_Link"><text:span text:style-name="T39">https://bescherelle.com/le-conditionnel-present-140-mots</text:span></text:a><text:span text:style-name="T39"> </text:span></text:p>
      <text:p text:style-name="P37"/>
      <text:p text:style-name="P40"><text:span text:style-name="T1">Les expressions </text:span><text:span text:style-name="T3">encadrées</text:span><text:span text:style-name="T1"> ne sont pas à retenir.</text:span></text:p>
      <text:p text:style-name="P38"/>
      <text:p text:style-name="P42"/>
      <text:p text:style-name="P44"><text:span text:style-name="T38">Se </text:span><text:span text:style-name="T58">_______________</text:span><text:span text:style-name="T38"> dans le futur dans un récit au passé</text:span></text:p>
      <text:p text:style-name="P45"><text:span text:style-name="T44"><text:tab/>L’été </text:span><text:span text:style-name="T46">_______________</text:span><text:span text:style-name="T44"> à sa fin et avec lui, la saison des pluies. D’ici </text:span><text:span text:style-name="T46">_______________</text:span><text:span text:style-name="T44"> jours, le vent </text:span><text:span text:style-name="T46">_______________</text:span><text:span text:style-name="T44"> les dernières averses et, en </text:span><text:span text:style-name="T46">_______________</text:span><text:span text:style-name="T44"> semaines, le pays entier </text:span><text:span text:style-name="T46">_______________</text:span><text:span text:style-name="T44"> dans l’hiver.</text:span></text:p>
      <text:p text:style-name="P45"><text:span text:style-name="T44"><text:tab/>L’énorme camion ralentit, </text:span><text:span text:style-name="T46">_______________</text:span><text:span text:style-name="T44"> hésiter, et </text:span><text:span text:style-name="T46">_______________</text:span><text:span text:style-name="T44"> finalement </text:span><text:span text:style-name="T46">_______________</text:span><text:span text:style-name="T44"> gauche. </text:span><text:span text:style-name="T46">_______________</text:span><text:span text:style-name="T44">, tout demi-tour </text:span><text:span text:style-name="T46">_______________</text:span><text:span text:style-name="T44"> impossible. La piste </text:span><text:span text:style-name="T46">_______________</text:span><text:span text:style-name="T44"> trop étroite. Mais cela, </text:span><text:span text:style-name="T45">Ryham</text:span><text:span text:style-name="T44"> le savait.</text:span></text:p>
      <text:p text:style-name="P43"><text:span text:style-name="T6"><text:tab/>- Désolé pour cette fois, murmura-t-il en souriant comme un gamin, mais j’ai trop envie de vous revoir !</text:span></text:p>
      <text:p text:style-name="P43"><text:span text:style-name="T6"><text:tab/>Tout de suite, la pente se _______________. Il _______________ de vitesse et l’énorme moteur gronda un peu plus fort. Un rapide coup d’œil sur sa montre. D’ici deux ou trois heures, il _______________ au poste frontière. Ensuite ils _______________ seuls, lui et _______________ camion. Seuls pour _______________ jusqu’au col des Mille Larmes, et seuls pour redescendre jusqu’au village de </text:span><text:span text:style-name="T7">Baygülin</text:span><text:span text:style-name="T6">. À partir de _______________, tout _______________ si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08:39.673565603</meta:creation-date>
    <dc:date>2020-07-09T16:43:58.844857752</dc:date>
    <meta:editing-duration>PT59M39S</meta:editing-duration>
    <meta:editing-cycles>61</meta:editing-cycles>
    <meta:generator>LibreOffice/6.0.7.3$Linux_X86_64 LibreOffice_project/00m0$Build-3</meta:generator>
    <meta:print-date>2020-02-02T16:43:57.433651655</meta:print-date>
    <meta:document-statistic meta:table-count="0" meta:image-count="0" meta:object-count="0" meta:page-count="2" meta:paragraph-count="49" meta:word-count="717" meta:character-count="4413" meta:non-whitespace-character-count="3700"/>
  </office:meta>
</office:document-meta>
</file>